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00000018101497200351377F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7.965cm" svg:height="18.691cm" svg:x="0.035cm" svg:y="1.109cm">
          <draw:image xlink:href="Pictures/10000000000002400000018101497200351377FD.jpg" xlink:type="simple" xlink:show="embed" xlink:actuate="onLoad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 text:style-name="P2">testpresentation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by &lt;someone@somewhere.org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estslide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testcontent</text:p>
            <text:p>with pic</text:p>
            <text:p/>
          </draw:text-box>
        </draw:frame>
        <draw:frame draw:style-name="gr1" draw:text-style-name="P1" draw:layer="layout" svg:width="10.3cm" svg:height="6.884cm" svg:x="8.7cm" svg:y="12cm">
          <draw:image xlink:href="Pictures/10000000000002400000018101497200351377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Scharm</meta:initial-creator>
    <meta:creation-date>2017-12-04T13:20:49.413189101</meta:creation-date>
    <dc:date>2017-12-04T14:36:29.513571413</dc:date>
    <dc:creator>Martin Scharm</dc:creator>
    <meta:editing-duration>PT1H15M39S</meta:editing-duration>
    <meta:editing-cycles>5</meta:editing-cycles>
    <meta:generator>LibreOffice/5.4.2.2.0$Linux_X86_64 LibreOffice_project/40m0$Build-2</meta:generator>
    <meta:document-statistic meta:object-count="30"/>
  </office:meta>
</office:document-meta>
</file>